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+[.D5]-(2*[.D5]/(-4*[.B5] + 1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+[.C4]-(2*[.C4]/(4*[.B5] + 1))" office:value-type="float" office:value="60" calcext:value-type="float">
            <text:p>60</text:p>
          </table:table-cell>
          <table:table-cell table:formula="of:=+[.D6]-(2*[.D6]/(-4*[.B6] + 1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C5]-(2*[.C5]/(4*[.B6] + 1))" office:value-type="float" office:value="46.6666666666667" calcext:value-type="float">
            <text:p>46.6666666666667</text:p>
          </table:table-cell>
          <table:table-cell table:formula="of:=+[.D7]-(2*[.D7]/(-4*[.B7] + 1))" office:value-type="float" office:value="46.6666666666667" calcext:value-type="float">
            <text:p>46.666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+[.C6]-(2*[.C6]/(4*[.B7] + 1))" office:value-type="float" office:value="39.4871794871795" calcext:value-type="float">
            <text:p>39.4871794871795</text:p>
          </table:table-cell>
          <table:table-cell table:formula="of:=+[.D8]-(2*[.D8]/(-4*[.B8] + 1))" office:value-type="float" office:value="39.4871794871795" calcext:value-type="float">
            <text:p>39.48717948717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+[.C7]-(2*[.C7]/(4*[.B8] + 1))" office:value-type="float" office:value="34.841628959276" calcext:value-type="float">
            <text:p>34.841628959276</text:p>
          </table:table-cell>
          <table:table-cell table:formula="of:=+[.D9]-(2*[.D9]/(-4*[.B9] + 1))" office:value-type="float" office:value="34.841628959276" calcext:value-type="float">
            <text:p>34.8416289592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+[.C8]-(2*[.C8]/(4*[.B9] + 1))" office:value-type="float" office:value="31.5233785822021" calcext:value-type="float">
            <text:p>31.5233785822021</text:p>
          </table:table-cell>
          <table:table-cell table:formula="of:=+[.D10]-(2*[.D10]/(-4*[.B10] + 1))" office:value-type="float" office:value="31.5233785822021" calcext:value-type="float">
            <text:p>31.523378582202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+[.C9]-(2*[.C9]/(4*[.B10] + 1))" office:value-type="float" office:value="29.0015082956259" calcext:value-type="float">
            <text:p>29.0015082956259</text:p>
          </table:table-cell>
          <table:table-cell table:formula="of:=+[.D11]-(2*[.D11]/(-4*[.B11] + 1))" office:value-type="float" office:value="29.0015082956259" calcext:value-type="float">
            <text:p>29.00150829562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+[.C10]-(2*[.C10]/(4*[.B11] + 1))" office:value-type="float" office:value="27.0014042752379" calcext:value-type="float">
            <text:p>27.0014042752379</text:p>
          </table:table-cell>
          <table:table-cell office:value-type="float" office:value="27.0014042752379" calcext:value-type="float">
            <text:p>27.0014042752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7:38:57.575187264</meta:creation-date>
    <dc:date>2020-04-14T23:24:57.396276028</dc:date>
    <meta:editing-duration>PT5H25M47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